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4cm"/>
    </style:style>
    <style:style style:name="co2" style:family="table-column">
      <style:table-column-properties fo:break-before="auto" style:column-width="0.915cm"/>
    </style:style>
    <style:style style:name="co3" style:family="table-column">
      <style:table-column-properties fo:break-before="auto" style:column-width="2.069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2.464cm"/>
    </style:style>
    <style:style style:name="co6" style:family="table-column">
      <style:table-column-properties fo:break-before="auto" style:column-width="1.157cm"/>
    </style:style>
    <style:style style:name="co7" style:family="table-column">
      <style:table-column-properties fo:break-before="auto" style:column-width="2.409cm"/>
    </style:style>
    <style:style style:name="co8" style:family="table-column">
      <style:table-column-properties fo:break-before="auto" style:column-width="1.455cm"/>
    </style:style>
    <style:style style:name="co9" style:family="table-column">
      <style:table-column-properties fo:break-before="auto" style:column-width="1.03cm"/>
    </style:style>
    <style:style style:name="co10" style:family="table-column">
      <style:table-column-properties fo:break-before="auto" style:column-width="6.826cm"/>
    </style:style>
    <style:style style:name="co11" style:family="table-column">
      <style:table-column-properties fo:break-before="auto" style:column-width="1.59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76cm" fo:break-before="auto" style:use-optimal-row-height="true"/>
    </style:style>
    <style:style style:name="ro3" style:family="table-row">
      <style:table-row-properties style:row-height="0.697cm" fo:break-before="auto" style:use-optimal-row-height="false"/>
    </style:style>
    <style:style style:name="ro4" style:family="table-row">
      <style:table-row-properties style:row-height="0.75cm" fo:break-before="auto" style:use-optimal-row-height="false"/>
    </style:style>
    <style:style style:name="ro5" style:family="table-row">
      <style:table-row-properties style:row-height="0.684cm" fo:break-before="auto" style:use-optimal-row-height="false"/>
    </style:style>
    <style:style style:name="ro6" style:family="table-row">
      <style:table-row-properties style:row-height="0.617cm" fo:break-before="auto" style:use-optimal-row-height="false"/>
    </style:style>
    <style:style style:name="ro7" style:family="table-row">
      <style:table-row-properties style:row-height="0.736cm" fo:break-before="auto" style:use-optimal-row-height="false"/>
    </style:style>
    <style:style style:name="ro8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c9ba4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" style:family="table-cell" style:parent-style-name="Default">
      <style:table-cell-properties fo:wrap-option="wrap" fo:border="0.74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afd095" fo:wrap-option="wrap" fo:border="0.74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6" style:family="table-cell" style:parent-style-name="Default">
      <style:table-cell-properties fo:wrap-option="no-wrap"/>
      <style:text-properties fo:font-size="8pt" style:font-size-asian="8pt" style:font-size-complex="8pt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background-color="#ffb66c" fo:wrap-option="wrap" fo:border="0.74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b4c7dc" fo:wrap-option="wrap" fo:border="0.74pt solid #000000"/>
      <style:text-properties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5" style:family="table-cell" style:parent-style-name="Default">
      <style:table-cell-properties fo:background-color="#ffd8ce" fo:wrap-option="wrap" fo:border="0.74pt solid #000000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transparent" fo:wrap-option="wrap" fo:border="0.74pt solid #000000"/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9" style:family="table-cell" style:parent-style-name="Default">
      <style:table-cell-properties fo:border-bottom="none" fo:wrap-option="wrap" fo:border-left="0.74pt solid #000000" fo:border-right="none" fo:border-top="none"/>
      <style:text-properties fo:font-size="8pt" style:font-size-asian="8pt" style:font-size-complex="8pt"/>
    </style:style>
    <style:style style:name="ce40" style:family="table-cell" style:parent-style-name="Default">
      <style:table-cell-properties fo:border-bottom="none" fo:background-color="transparent" fo:wrap-option="wrap" fo:border-left="0.74pt solid #000000" fo:border-right="none" fo:border-top="none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none" fo:background-color="#ff7b59" style:text-align-source="fix" style:repeat-content="false" fo:wrap-option="wrap" fo:border-left="0.74pt solid #000000" fo:border-right="0.74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none" fo:background-color="#ffd8ce" style:text-align-source="fix" style:repeat-content="false" fo:wrap-option="wrap" fo:border-left="0.74pt solid #000000" fo:border-right="0.74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6" style:family="table-cell" style:parent-style-name="Default">
      <style:table-cell-properties fo:border-bottom="none" fo:wrap-option="wrap" fo:border-left="0.74pt solid #000000" fo:border-right="0.74pt solid #000000" fo:border-top="none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0.74pt solid #000000" fo:background-color="#ffd8ce" style:text-align-source="fix" style:repeat-content="false" fo:wrap-option="wrap" fo:border-left="0.74pt solid #000000" fo:border-right="0.74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cm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wrap-option="no-wrap" fo:border="0.74pt solid #000000"/>
      <style:paragraph-properties fo:text-align="start" fo:margin-left="0cm"/>
      <style:text-properties fo:font-size="8pt" style:font-size-asian="8pt" style:font-size-complex="8pt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style:font-size-asian="8pt" style:font-size-complex="8pt"/>
    </style:style>
    <style:style style:name="ce51" style:family="table-cell" style:parent-style-name="Default">
      <style:table-cell-properties fo:background-color="#ffd8ce" style:text-align-source="fix" style:repeat-content="false" fo:wrap-option="wrap"/>
      <style:paragraph-properties fo:text-align="center" fo:margin-left="0cm"/>
      <style:text-properties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Feuille3" table:style-name="ta1">
        <table:table-column table:style-name="co1" table:default-cell-style-name="ce7"/>
        <table:table-column table:style-name="co2" table:default-cell-style-name="ce1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9"/>
        <table:table-column table:style-name="co9" table:default-cell-style-name="ce9"/>
        <table:table-column table:style-name="co10" table:default-cell-style-name="ce25"/>
        <table:table-column table:style-name="co11" table:default-cell-style-name="ce9"/>
        <table:table-column table:style-name="co12" table:number-columns-repeated="4" table:default-cell-style-name="ce9"/>
        <table:table-column table:style-name="co12" table:number-columns-repeated="17" table:default-cell-style-name="ce33"/>
        <table:table-row table:style-name="ro1">
          <table:table-cell table:style-name="ce1" office:value-type="string" calcext:value-type="string" table:number-columns-spanned="7" table:number-rows-spanned="1">
            <text:p>Estimation du nombre d’images qui peuvent être générées (reg)</text:p>
          </table:table-cell>
          <table:covered-table-cell table:style-name="ce2"/>
          <table:covered-table-cell table:number-columns-repeated="5"/>
          <table:table-cell table:style-name="ce11" table:number-columns-repeated="2"/>
          <table:table-cell table:style-name="ce21" office:value-type="string" calcext:value-type="string">
            <text:p>TOTAL</text:p>
          </table:table-cell>
          <table:table-cell table:style-name="ce11" table:number-columns-repeated="5"/>
          <table:table-cell table:style-name="Default" table:number-columns-repeated="17"/>
        </table:table-row>
        <table:table-row table:style-name="ro1">
          <table:table-cell table:style-name="ce2" table:number-columns-repeated="2"/>
          <table:table-cell office:value-type="string" calcext:value-type="string">
            <text:p>fixes</text:p>
          </table:table-cell>
          <table:table-cell table:style-name="ce7" office:value-type="string" calcext:value-type="string">
            <text:p>IBSR</text:p>
          </table:table-cell>
          <table:table-cell table:style-name="ce7" office:value-type="string" calcext:value-type="string">
            <text:p>OASIS</text:p>
          </table:table-cell>
          <table:table-cell table:style-name="ce7" office:value-type="string" calcext:value-type="string">
            <text:p>IXI</text:p>
          </table:table-cell>
          <table:table-cell table:style-name="ce7" office:value-type="string" calcext:value-type="string">
            <text:p>Kirby</text:p>
          </table:table-cell>
          <table:table-cell table:style-name="ce11" table:number-columns-repeated="2"/>
          <table:table-cell table:style-name="ce22"/>
          <table:table-cell table:style-name="ce11" table:number-columns-repeated="5"/>
          <table:table-cell table:style-name="Default" table:number-columns-repeated="17"/>
        </table:table-row>
        <table:table-row table:style-name="ro1">
          <table:table-cell table:style-name="ce2"/>
          <table:table-cell table:style-name="ce2" office:value-type="string" calcext:value-type="string">
            <text:p>nb</text:p>
          </table:table-cell>
          <table:table-cell/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42" calcext:value-type="float">
            <text:p>42</text:p>
          </table:table-cell>
          <table:table-cell table:style-name="ce11" table:number-columns-repeated="2"/>
          <table:table-cell table:style-name="ce22"/>
          <table:table-cell table:style-name="ce11" table:number-columns-repeated="5"/>
          <table:table-cell table:style-name="Default" table:number-columns-repeated="17"/>
        </table:table-row>
        <table:table-row table:style-name="ro2">
          <table:table-cell table:style-name="ce2" office:value-type="string" calcext:value-type="string">
            <text:p>mobiles</text:p>
          </table:table-cell>
          <table:table-cell table:style-name="ce2"/>
          <table:table-cell office:value-type="string" calcext:value-type="string">
            <text:p>volume par image (en Mo)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00" calcext:value-type="float">
            <text:p>400</text:p>
          </table:table-cell>
          <table:table-cell table:style-name="ce11" table:number-columns-repeated="2"/>
          <table:table-cell table:style-name="ce22"/>
          <table:table-cell table:style-name="ce11" table:number-columns-repeated="5"/>
          <table:table-cell table:style-name="Default" table:number-columns-repeated="17"/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style-name="ce13" office:value-type="float" office:value="30" calcext:value-type="float">
            <text:p>30</text:p>
          </table:table-cell>
          <table:table-cell table:formula="of:=[.B5]*[.$D$3]" office:value-type="float" office:value="324" calcext:value-type="float">
            <text:p>324</text:p>
          </table:table-cell>
          <table:table-cell table:formula="of:=[.B5]*[.$E$3]" office:value-type="float" office:value="1386" calcext:value-type="float">
            <text:p>1386</text:p>
          </table:table-cell>
          <table:table-cell table:formula="of:=[.B5]*[.$F$3]" office:value-type="float" office:value="1152" calcext:value-type="float">
            <text:p>1152</text:p>
          </table:table-cell>
          <table:table-cell table:formula="of:=[.B5]*[.$G$4]" office:value-type="float" office:value="7200" calcext:value-type="float">
            <text:p>7200</text:p>
          </table:table-cell>
          <table:table-cell table:style-name="ce11" table:number-columns-repeated="2"/>
          <table:table-cell table:style-name="ce22"/>
          <table:table-cell table:style-name="ce11" table:number-columns-repeated="5"/>
          <table:table-cell table:style-name="Default" table:number-columns-repeated="17"/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77" calcext:value-type="float">
            <text:p>77</text:p>
          </table:table-cell>
          <table:table-cell table:style-name="ce13" office:value-type="float" office:value="25" calcext:value-type="float">
            <text:p>25</text:p>
          </table:table-cell>
          <table:table-cell table:formula="of:=[.B6]*[.$D$3]" office:value-type="float" office:value="1386" calcext:value-type="float">
            <text:p>1386</text:p>
          </table:table-cell>
          <table:table-cell table:formula="of:=[.B6]*[.$E$3]" office:value-type="float" office:value="5929" calcext:value-type="float">
            <text:p>5929</text:p>
          </table:table-cell>
          <table:table-cell table:formula="of:=[.B6]*[.$F$3]" office:value-type="float" office:value="4928" calcext:value-type="float">
            <text:p>4928</text:p>
          </table:table-cell>
          <table:table-cell table:formula="of:=[.B6]*[.$G$3]" office:value-type="float" office:value="3234" calcext:value-type="float">
            <text:p>3234</text:p>
          </table:table-cell>
          <table:table-cell table:style-name="ce11" table:number-columns-repeated="2"/>
          <table:table-cell table:style-name="ce22"/>
          <table:table-cell table:style-name="ce11" table:number-columns-repeated="5"/>
          <table:table-cell table:style-name="Default" table:number-columns-repeated="17"/>
        </table:table-row>
        <table:table-row table:style-name="ro1">
          <table:table-cell office:value-type="string" calcext:value-type="string">
            <text:p>IXI</text:p>
          </table:table-cell>
          <table:table-cell office:value-type="float" office:value="64" calcext:value-type="float">
            <text:p>64</text:p>
          </table:table-cell>
          <table:table-cell table:style-name="ce13" office:value-type="float" office:value="40" calcext:value-type="float">
            <text:p>40</text:p>
          </table:table-cell>
          <table:table-cell table:formula="of:=[.B7]*[.$D$3]" office:value-type="float" office:value="1152" calcext:value-type="float">
            <text:p>1152</text:p>
          </table:table-cell>
          <table:table-cell table:formula="of:=[.B7]*[.$E$3]" office:value-type="float" office:value="4928" calcext:value-type="float">
            <text:p>4928</text:p>
          </table:table-cell>
          <table:table-cell table:formula="of:=[.B7]*[.$F$3]" office:value-type="float" office:value="4096" calcext:value-type="float">
            <text:p>4096</text:p>
          </table:table-cell>
          <table:table-cell table:formula="of:=[.B7]*[.$G$4]" office:value-type="float" office:value="25600" calcext:value-type="float">
            <text:p>25600</text:p>
          </table:table-cell>
          <table:table-cell table:style-name="ce11" table:number-columns-repeated="2"/>
          <table:table-cell table:style-name="ce23" office:value-type="string" calcext:value-type="string">
            <text:p>SOMME (nb d’image)</text:p>
          </table:table-cell>
          <table:table-cell table:style-name="ce11" table:number-columns-repeated="5"/>
          <table:table-cell table:style-name="Default" table:number-columns-repeated="17"/>
        </table:table-row>
        <table:table-row table:style-name="ro1">
          <table:table-cell office:value-type="string" calcext:value-type="string">
            <text:p>Kibry</text:p>
          </table:table-cell>
          <table:table-cell office:value-type="float" office:value="42" calcext:value-type="float">
            <text:p>42</text:p>
          </table:table-cell>
          <table:table-cell table:style-name="ce13" office:value-type="float" office:value="400" calcext:value-type="float">
            <text:p>400</text:p>
          </table:table-cell>
          <table:table-cell table:formula="of:=[.B8]*[.$D$3]" office:value-type="float" office:value="756" calcext:value-type="float">
            <text:p>756</text:p>
          </table:table-cell>
          <table:table-cell table:formula="of:=[.B8]*[.$E$3]" office:value-type="float" office:value="3234" calcext:value-type="float">
            <text:p>3234</text:p>
          </table:table-cell>
          <table:table-cell table:formula="of:=[.B8]*[.$F$3]" office:value-type="float" office:value="2688" calcext:value-type="float">
            <text:p>2688</text:p>
          </table:table-cell>
          <table:table-cell table:formula="of:=[.B8]*[.$G$4]" office:value-type="float" office:value="16800" calcext:value-type="float">
            <text:p>16800</text:p>
          </table:table-cell>
          <table:table-cell table:style-name="ce11" table:number-columns-repeated="2"/>
          <table:table-cell table:style-name="ce24" table:formula="of:=SUM([.D5:.G8])" office:value-type="float" office:value="84793" calcext:value-type="float">
            <text:p>84793</text:p>
          </table:table-cell>
          <table:table-cell table:style-name="ce11" table:number-columns-repeated="5"/>
          <table:table-cell table:style-name="Default" table:number-columns-repeated="17"/>
        </table:table-row>
        <table:table-row table:style-name="ro1">
          <table:table-cell table:style-name="ce9" table:number-columns-repeated="7"/>
          <table:table-cell table:number-columns-repeated="25"/>
        </table:table-row>
        <table:table-row table:style-name="ro3">
          <table:table-cell table:style-name="ce1" office:value-type="string" calcext:value-type="string" table:number-columns-spanned="7" table:number-rows-spanned="1">
            <text:p>Estimation du volume occupé par les images qui peuvent être générées (reg)</text:p>
          </table:table-cell>
          <table:covered-table-cell table:style-name="ce2"/>
          <table:covered-table-cell table:number-columns-repeated="5"/>
          <table:table-cell table:number-columns-repeated="25"/>
        </table:table-row>
        <table:table-row table:style-name="ro1">
          <table:table-cell table:style-name="ce2" table:number-columns-repeated="2"/>
          <table:table-cell office:value-type="string" calcext:value-type="string">
            <text:p>fixes</text:p>
          </table:table-cell>
          <table:table-cell table:style-name="ce7" office:value-type="string" calcext:value-type="string">
            <text:p>IBSR</text:p>
          </table:table-cell>
          <table:table-cell table:style-name="ce7" office:value-type="string" calcext:value-type="string">
            <text:p>OASIS</text:p>
          </table:table-cell>
          <table:table-cell table:style-name="ce7" office:value-type="string" calcext:value-type="string">
            <text:p>IXI</text:p>
          </table:table-cell>
          <table:table-cell table:style-name="ce7" office:value-type="string" calcext:value-type="string">
            <text:p>Kirby</text:p>
          </table:table-cell>
          <table:table-cell table:number-columns-repeated="25"/>
        </table:table-row>
        <table:table-row table:style-name="ro1">
          <table:table-cell table:style-name="ce2"/>
          <table:table-cell table:style-name="ce2" office:value-type="string" calcext:value-type="string">
            <text:p>nb</text:p>
          </table:table-cell>
          <table:table-cell/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42" calcext:value-type="float">
            <text:p>42</text:p>
          </table:table-cell>
          <table:table-cell table:number-columns-repeated="25"/>
        </table:table-row>
        <table:table-row table:style-name="ro2">
          <table:table-cell table:style-name="ce2" office:value-type="string" calcext:value-type="string">
            <text:p>mobiles</text:p>
          </table:table-cell>
          <table:table-cell table:style-name="ce2"/>
          <table:table-cell office:value-type="string" calcext:value-type="string">
            <text:p>volume par image (en Mo)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00" calcext:value-type="float">
            <text:p>4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style-name="ce13" office:value-type="float" office:value="30" calcext:value-type="float">
            <text:p>30</text:p>
          </table:table-cell>
          <table:table-cell table:formula="of:=[.B14]*[.$D$12]*[.$D$13]" office:value-type="float" office:value="9720" calcext:value-type="float">
            <text:p>9720</text:p>
          </table:table-cell>
          <table:table-cell table:formula="of:=[.B14]*[.$E$12]*[.$E$13]" office:value-type="float" office:value="34650" calcext:value-type="float">
            <text:p>34650</text:p>
          </table:table-cell>
          <table:table-cell table:formula="of:=[.B14]*[.$F$12]*[.$F$13]" office:value-type="float" office:value="46080" calcext:value-type="float">
            <text:p>46080</text:p>
          </table:table-cell>
          <table:table-cell table:formula="of:=[.B14]*[.$G$12]*[.$G$13]" office:value-type="float" office:value="302400" calcext:value-type="float">
            <text:p>3024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77" calcext:value-type="float">
            <text:p>77</text:p>
          </table:table-cell>
          <table:table-cell table:style-name="ce13" office:value-type="float" office:value="25" calcext:value-type="float">
            <text:p>25</text:p>
          </table:table-cell>
          <table:table-cell table:formula="of:=[.B15]*[.$D$12]*[.$D$13]" office:value-type="float" office:value="41580" calcext:value-type="float">
            <text:p>41580</text:p>
          </table:table-cell>
          <table:table-cell table:formula="of:=[.B15]*[.$E$12]*[.$E$13]" office:value-type="float" office:value="148225" calcext:value-type="float">
            <text:p>148225</text:p>
          </table:table-cell>
          <table:table-cell table:formula="of:=[.B15]*[.$F$12]*[.$F$13]" office:value-type="float" office:value="197120" calcext:value-type="float">
            <text:p>197120</text:p>
          </table:table-cell>
          <table:table-cell table:formula="of:=[.B15]*[.$G$12]*[.$G$13]" office:value-type="float" office:value="1293600" calcext:value-type="float">
            <text:p>12936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XI</text:p>
          </table:table-cell>
          <table:table-cell office:value-type="float" office:value="64" calcext:value-type="float">
            <text:p>64</text:p>
          </table:table-cell>
          <table:table-cell table:style-name="ce13" office:value-type="float" office:value="40" calcext:value-type="float">
            <text:p>40</text:p>
          </table:table-cell>
          <table:table-cell table:formula="of:=[.B16]*[.$D$12]*[.$D$13]" office:value-type="float" office:value="34560" calcext:value-type="float">
            <text:p>34560</text:p>
          </table:table-cell>
          <table:table-cell table:formula="of:=[.B16]*[.$E$12]*[.$E$13]" office:value-type="float" office:value="123200" calcext:value-type="float">
            <text:p>123200</text:p>
          </table:table-cell>
          <table:table-cell table:formula="of:=[.B16]*[.$F$12]*[.$F$13]" office:value-type="float" office:value="163840" calcext:value-type="float">
            <text:p>163840</text:p>
          </table:table-cell>
          <table:table-cell table:formula="of:=[.B16]*[.$G$12]*[.$G$13]" office:value-type="float" office:value="1075200" calcext:value-type="float">
            <text:p>1075200</text:p>
          </table:table-cell>
          <table:table-cell table:number-columns-repeated="2"/>
          <table:table-cell table:style-name="ce23" office:value-type="string" calcext:value-type="string">
            <text:p>SOMME (volume en Mo)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Kibry</text:p>
          </table:table-cell>
          <table:table-cell office:value-type="float" office:value="42" calcext:value-type="float">
            <text:p>42</text:p>
          </table:table-cell>
          <table:table-cell table:style-name="ce13" office:value-type="float" office:value="400" calcext:value-type="float">
            <text:p>400</text:p>
          </table:table-cell>
          <table:table-cell table:formula="of:=[.B17]*[.$D$12]*[.$D$13]" office:value-type="float" office:value="22680" calcext:value-type="float">
            <text:p>22680</text:p>
          </table:table-cell>
          <table:table-cell table:formula="of:=[.B17]*[.$E$12]*[.$E$13]" office:value-type="float" office:value="80850" calcext:value-type="float">
            <text:p>80850</text:p>
          </table:table-cell>
          <table:table-cell table:formula="of:=[.B17]*[.$F$12]*[.$F$13]" office:value-type="float" office:value="107520" calcext:value-type="float">
            <text:p>107520</text:p>
          </table:table-cell>
          <table:table-cell table:formula="of:=[.B17]*[.$G$12]*[.$G$13]" office:value-type="float" office:value="705600" calcext:value-type="float">
            <text:p>705600</text:p>
          </table:table-cell>
          <table:table-cell table:number-columns-repeated="2"/>
          <table:table-cell table:style-name="ce24" table:formula="of:=SUM([.D14:.G17])" office:value-type="float" office:value="4386825" calcext:value-type="float">
            <text:p>4386825</text:p>
          </table:table-cell>
          <table:table-cell table:number-columns-repeated="22"/>
        </table:table-row>
        <table:table-row table:style-name="ro1" table:number-rows-repeated="2">
          <table:table-cell table:style-name="ce9" table:number-columns-repeated="7"/>
          <table:table-cell table:number-columns-repeated="25"/>
        </table:table-row>
        <table:table-row table:style-name="ro1">
          <table:table-cell table:style-name="ce1" office:value-type="string" calcext:value-type="string" table:number-columns-spanned="7" table:number-rows-spanned="1">
            <text:p>Estimation du nombre d’images qui peuvent être générées (reg_inv)</text:p>
          </table:table-cell>
          <table:covered-table-cell table:style-name="ce2"/>
          <table:covered-table-cell table:number-columns-repeated="5"/>
          <table:table-cell table:number-columns-repeated="25"/>
        </table:table-row>
        <table:table-row table:style-name="ro1">
          <table:table-cell table:style-name="ce2" table:number-columns-repeated="2"/>
          <table:table-cell office:value-type="string" calcext:value-type="string">
            <text:p>fixes</text:p>
          </table:table-cell>
          <table:table-cell table:style-name="ce7" office:value-type="string" calcext:value-type="string">
            <text:p>IBSR</text:p>
          </table:table-cell>
          <table:table-cell table:style-name="ce7" office:value-type="string" calcext:value-type="string">
            <text:p>OASIS</text:p>
          </table:table-cell>
          <table:table-cell table:style-name="ce7" office:value-type="string" calcext:value-type="string">
            <text:p>IXI</text:p>
          </table:table-cell>
          <table:table-cell table:style-name="ce7" office:value-type="string" calcext:value-type="string">
            <text:p>Kirby</text:p>
          </table:table-cell>
          <table:table-cell table:number-columns-repeated="25"/>
        </table:table-row>
        <table:table-row table:style-name="ro1">
          <table:table-cell table:style-name="ce2"/>
          <table:table-cell table:style-name="ce2" office:value-type="string" calcext:value-type="string">
            <text:p>nb</text:p>
          </table:table-cell>
          <table:table-cell/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42" calcext:value-type="float">
            <text:p>42</text:p>
          </table:table-cell>
          <table:table-cell table:number-columns-repeated="25"/>
        </table:table-row>
        <table:table-row table:style-name="ro2">
          <table:table-cell table:style-name="ce2" office:value-type="string" calcext:value-type="string">
            <text:p>mobiles</text:p>
          </table:table-cell>
          <table:table-cell table:style-name="ce2"/>
          <table:table-cell office:value-type="string" calcext:value-type="string">
            <text:p>volume par image (en Mo)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00" calcext:value-type="float">
            <text:p>4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style-name="ce13" office:value-type="float" office:value="30" calcext:value-type="float">
            <text:p>30</text:p>
          </table:table-cell>
          <table:table-cell table:formula="of:=[.B24]*[.$D$22]" office:value-type="float" office:value="324" calcext:value-type="float">
            <text:p>324</text:p>
          </table:table-cell>
          <table:table-cell table:formula="of:=[.B24]*[.$E$22]" office:value-type="float" office:value="1386" calcext:value-type="float">
            <text:p>1386</text:p>
          </table:table-cell>
          <table:table-cell table:formula="of:=[.B24]*[.$F$22]" office:value-type="float" office:value="1152" calcext:value-type="float">
            <text:p>1152</text:p>
          </table:table-cell>
          <table:table-cell table:formula="of:=[.B24]*[.$G$23]" office:value-type="float" office:value="7200" calcext:value-type="float">
            <text:p>72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77" calcext:value-type="float">
            <text:p>77</text:p>
          </table:table-cell>
          <table:table-cell table:style-name="ce13" office:value-type="float" office:value="25" calcext:value-type="float">
            <text:p>25</text:p>
          </table:table-cell>
          <table:table-cell table:formula="of:=[.B25]*[.$D$22]" office:value-type="float" office:value="1386" calcext:value-type="float">
            <text:p>1386</text:p>
          </table:table-cell>
          <table:table-cell table:formula="of:=[.B25]*[.$E$22]" office:value-type="float" office:value="5929" calcext:value-type="float">
            <text:p>5929</text:p>
          </table:table-cell>
          <table:table-cell table:formula="of:=[.B25]*[.$F$22]" office:value-type="float" office:value="4928" calcext:value-type="float">
            <text:p>4928</text:p>
          </table:table-cell>
          <table:table-cell table:formula="of:=[.B25]*[.$G$22]" office:value-type="float" office:value="3234" calcext:value-type="float">
            <text:p>323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XI</text:p>
          </table:table-cell>
          <table:table-cell office:value-type="float" office:value="64" calcext:value-type="float">
            <text:p>64</text:p>
          </table:table-cell>
          <table:table-cell table:style-name="ce13" office:value-type="float" office:value="40" calcext:value-type="float">
            <text:p>40</text:p>
          </table:table-cell>
          <table:table-cell table:formula="of:=[.B26]*[.$D$22]" office:value-type="float" office:value="1152" calcext:value-type="float">
            <text:p>1152</text:p>
          </table:table-cell>
          <table:table-cell table:formula="of:=[.B26]*[.$E$22]" office:value-type="float" office:value="4928" calcext:value-type="float">
            <text:p>4928</text:p>
          </table:table-cell>
          <table:table-cell table:formula="of:=[.B26]*[.$F$22]" office:value-type="float" office:value="4096" calcext:value-type="float">
            <text:p>4096</text:p>
          </table:table-cell>
          <table:table-cell table:formula="of:=[.B26]*[.$G$23]" office:value-type="float" office:value="25600" calcext:value-type="float">
            <text:p>25600</text:p>
          </table:table-cell>
          <table:table-cell table:number-columns-repeated="2"/>
          <table:table-cell table:style-name="ce23" office:value-type="string" calcext:value-type="string">
            <text:p>SOMME (nb d’images)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Kibry</text:p>
          </table:table-cell>
          <table:table-cell office:value-type="float" office:value="42" calcext:value-type="float">
            <text:p>42</text:p>
          </table:table-cell>
          <table:table-cell table:style-name="ce13" office:value-type="float" office:value="400" calcext:value-type="float">
            <text:p>400</text:p>
          </table:table-cell>
          <table:table-cell table:formula="of:=[.B27]*[.$D$22]" office:value-type="float" office:value="756" calcext:value-type="float">
            <text:p>756</text:p>
          </table:table-cell>
          <table:table-cell table:formula="of:=[.B27]*[.$E$22]" office:value-type="float" office:value="3234" calcext:value-type="float">
            <text:p>3234</text:p>
          </table:table-cell>
          <table:table-cell table:formula="of:=[.B27]*[.$F$22]" office:value-type="float" office:value="2688" calcext:value-type="float">
            <text:p>2688</text:p>
          </table:table-cell>
          <table:table-cell table:formula="of:=[.B27]*[.$G$23]" office:value-type="float" office:value="16800" calcext:value-type="float">
            <text:p>16800</text:p>
          </table:table-cell>
          <table:table-cell table:number-columns-repeated="2"/>
          <table:table-cell table:style-name="ce24" table:formula="of:=SUM([.D24:.G27])" office:value-type="float" office:value="84793" calcext:value-type="float">
            <text:p>84793</text:p>
          </table:table-cell>
          <table:table-cell table:number-columns-repeated="22"/>
        </table:table-row>
        <table:table-row table:style-name="ro1">
          <table:table-cell table:style-name="ce9" table:number-columns-repeated="7"/>
          <table:table-cell table:number-columns-repeated="25"/>
        </table:table-row>
        <table:table-row table:style-name="ro4">
          <table:table-cell table:style-name="ce1" office:value-type="string" calcext:value-type="string" table:number-columns-spanned="7" table:number-rows-spanned="1">
            <text:p>Estimation du volume occupé par les images qui peuvent être générées (reg_inv)</text:p>
          </table:table-cell>
          <table:covered-table-cell table:style-name="ce2"/>
          <table:covered-table-cell table:number-columns-repeated="5"/>
          <table:table-cell table:number-columns-repeated="25"/>
        </table:table-row>
        <table:table-row table:style-name="ro1">
          <table:table-cell table:style-name="ce2" table:number-columns-repeated="2"/>
          <table:table-cell office:value-type="string" calcext:value-type="string">
            <text:p>fixes</text:p>
          </table:table-cell>
          <table:table-cell table:style-name="ce7" office:value-type="string" calcext:value-type="string">
            <text:p>IBSR</text:p>
          </table:table-cell>
          <table:table-cell table:style-name="ce7" office:value-type="string" calcext:value-type="string">
            <text:p>OASIS</text:p>
          </table:table-cell>
          <table:table-cell table:style-name="ce7" office:value-type="string" calcext:value-type="string">
            <text:p>IXI</text:p>
          </table:table-cell>
          <table:table-cell table:style-name="ce7" office:value-type="string" calcext:value-type="string">
            <text:p>Kirby</text:p>
          </table:table-cell>
          <table:table-cell table:number-columns-repeated="25"/>
        </table:table-row>
        <table:table-row table:style-name="ro1">
          <table:table-cell table:style-name="ce2"/>
          <table:table-cell table:style-name="ce2" office:value-type="string" calcext:value-type="string">
            <text:p>nb</text:p>
          </table:table-cell>
          <table:table-cell/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42" calcext:value-type="float">
            <text:p>42</text:p>
          </table:table-cell>
          <table:table-cell table:number-columns-repeated="25"/>
        </table:table-row>
        <table:table-row table:style-name="ro2">
          <table:table-cell table:style-name="ce2" office:value-type="string" calcext:value-type="string">
            <text:p>mobiles</text:p>
          </table:table-cell>
          <table:table-cell table:style-name="ce2"/>
          <table:table-cell office:value-type="string" calcext:value-type="string">
            <text:p>volume par image (en Mo)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00" calcext:value-type="float">
            <text:p>4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style-name="ce13" office:value-type="float" office:value="30" calcext:value-type="float">
            <text:p>30</text:p>
          </table:table-cell>
          <table:table-cell table:formula="of:=[.D31]*[.$B$33]*[.$C$33]" office:value-type="float" office:value="9720" calcext:value-type="float">
            <text:p>9720</text:p>
          </table:table-cell>
          <table:table-cell table:formula="of:=[.E31]*[.$B$33]*[.$C$33]" office:value-type="float" office:value="41580" calcext:value-type="float">
            <text:p>41580</text:p>
          </table:table-cell>
          <table:table-cell table:formula="of:=[.F31]*[.$B$33]*[.$C$33]" office:value-type="float" office:value="34560" calcext:value-type="float">
            <text:p>34560</text:p>
          </table:table-cell>
          <table:table-cell table:formula="of:=[.G31]*[.$B$33]*[.$C$33]" office:value-type="float" office:value="22680" calcext:value-type="float">
            <text:p>2268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77" calcext:value-type="float">
            <text:p>77</text:p>
          </table:table-cell>
          <table:table-cell table:style-name="ce13" office:value-type="float" office:value="25" calcext:value-type="float">
            <text:p>25</text:p>
          </table:table-cell>
          <table:table-cell table:formula="of:=[.D31]*[.$B$34]*[.$C$34]" office:value-type="float" office:value="34650" calcext:value-type="float">
            <text:p>34650</text:p>
          </table:table-cell>
          <table:table-cell table:formula="of:=[.E31]*[.$B$34]*[.$C$34]" office:value-type="float" office:value="148225" calcext:value-type="float">
            <text:p>148225</text:p>
          </table:table-cell>
          <table:table-cell table:formula="of:=[.F31]*[.$B$34]*[.$C$34]" office:value-type="float" office:value="123200" calcext:value-type="float">
            <text:p>123200</text:p>
          </table:table-cell>
          <table:table-cell table:formula="of:=[.G31]*[.$B$34]*[.$C$34]" office:value-type="float" office:value="80850" calcext:value-type="float">
            <text:p>8085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XI</text:p>
          </table:table-cell>
          <table:table-cell office:value-type="float" office:value="64" calcext:value-type="float">
            <text:p>64</text:p>
          </table:table-cell>
          <table:table-cell table:style-name="ce13" office:value-type="float" office:value="40" calcext:value-type="float">
            <text:p>40</text:p>
          </table:table-cell>
          <table:table-cell table:formula="of:=[.D31]*[.$B$35]*[.$C$35]" office:value-type="float" office:value="46080" calcext:value-type="float">
            <text:p>46080</text:p>
          </table:table-cell>
          <table:table-cell table:formula="of:=[.E31]*[.$B$35]*[.$C$35]" office:value-type="float" office:value="197120" calcext:value-type="float">
            <text:p>197120</text:p>
          </table:table-cell>
          <table:table-cell table:formula="of:=[.F31]*[.$B$35]*[.$C$35]" office:value-type="float" office:value="163840" calcext:value-type="float">
            <text:p>163840</text:p>
          </table:table-cell>
          <table:table-cell table:formula="of:=[.G31]*[.$B$35]*[.$C$35]" office:value-type="float" office:value="107520" calcext:value-type="float">
            <text:p>107520</text:p>
          </table:table-cell>
          <table:table-cell table:number-columns-repeated="2"/>
          <table:table-cell table:style-name="ce23" office:value-type="string" calcext:value-type="string">
            <text:p>SOMME (volume en Mo)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Kibry</text:p>
          </table:table-cell>
          <table:table-cell office:value-type="float" office:value="42" calcext:value-type="float">
            <text:p>42</text:p>
          </table:table-cell>
          <table:table-cell table:style-name="ce13" office:value-type="float" office:value="400" calcext:value-type="float">
            <text:p>400</text:p>
          </table:table-cell>
          <table:table-cell table:formula="of:=[.D31]*[.$B$36]*[.$C$36]" office:value-type="float" office:value="302400" calcext:value-type="float">
            <text:p>302400</text:p>
          </table:table-cell>
          <table:table-cell table:formula="of:=[.E31]*[.$B$36]*[.$C$36]" office:value-type="float" office:value="1293600" calcext:value-type="float">
            <text:p>1293600</text:p>
          </table:table-cell>
          <table:table-cell table:formula="of:=[.F31]*[.$B$36]*[.$C$36]" office:value-type="float" office:value="1075200" calcext:value-type="float">
            <text:p>1075200</text:p>
          </table:table-cell>
          <table:table-cell table:formula="of:=[.G31]*[.$B$36]*[.$C$36]" office:value-type="float" office:value="705600" calcext:value-type="float">
            <text:p>705600</text:p>
          </table:table-cell>
          <table:table-cell table:number-columns-repeated="2"/>
          <table:table-cell table:style-name="ce24" table:formula="of:=SUM([.D33:.G36])" office:value-type="float" office:value="4386825" calcext:value-type="float">
            <text:p>4386825</text:p>
          </table:table-cell>
          <table:table-cell table:number-columns-repeated="22"/>
        </table:table-row>
        <table:table-row table:style-name="ro5">
          <table:table-cell table:style-name="ce9" table:number-columns-repeated="7"/>
          <table:table-cell table:number-columns-repeated="25"/>
        </table:table-row>
        <table:table-row table:style-name="ro6">
          <table:table-cell table:style-name="ce1" office:value-type="string" calcext:value-type="string" table:number-columns-spanned="8" table:number-rows-spanned="1">
            <text:p>Estimation du volume occupé par les images des bases de données (en niveau de gris, brain et seg)</text:p>
          </table:table-cell>
          <table:covered-table-cell table:style-name="ce2"/>
          <table:covered-table-cell/>
          <table:covered-table-cell table:number-columns-repeated="4" table:style-name="ce18"/>
          <table:covered-table-cell table:style-name="ce2"/>
          <table:table-cell table:style-name="ce39"/>
          <table:table-cell table:number-columns-repeated="23"/>
        </table:table-row>
        <table:table-row table:style-name="ro1">
          <table:table-cell table:style-name="ce2" table:number-columns-repeated="2"/>
          <table:table-cell table:style-name="ce34" office:value-type="string" calcext:value-type="string" table:number-columns-spanned="2" table:number-rows-spanned="1">
            <text:p>images en NG</text:p>
          </table:table-cell>
          <table:covered-table-cell table:style-name="ce18"/>
          <table:table-cell table:style-name="ce37" office:value-type="string" calcext:value-type="string" table:number-columns-spanned="2" table:number-rows-spanned="1">
            <text:p>images brain</text:p>
          </table:table-cell>
          <table:covered-table-cell table:style-name="ce18"/>
          <table:table-cell table:style-name="ce37" office:value-type="string" calcext:value-type="string" table:number-columns-spanned="2" table:number-rows-spanned="1">
            <text:p>images seg</text:p>
          </table:table-cell>
          <table:covered-table-cell table:style-name="ce2"/>
          <table:table-cell table:style-name="ce39"/>
          <table:table-cell table:number-columns-repeated="23"/>
        </table:table-row>
        <table:table-row table:style-name="ro2">
          <table:table-cell table:style-name="ce2" table:number-columns-repeated="2"/>
          <table:table-cell office:value-type="string" calcext:value-type="string">
            <text:p>volume par image (en Mo)</text:p>
          </table:table-cell>
          <table:table-cell table:style-name="ce18" office:value-type="string" calcext:value-type="string">
            <text:p>volume total</text:p>
          </table:table-cell>
          <table:table-cell office:value-type="string" calcext:value-type="string">
            <text:p>volume par image (en Mo)</text:p>
          </table:table-cell>
          <table:table-cell table:style-name="ce18" office:value-type="string" calcext:value-type="string">
            <text:p>volume total</text:p>
          </table:table-cell>
          <table:table-cell office:value-type="string" calcext:value-type="string">
            <text:p>volume par image (en Mo)</text:p>
          </table:table-cell>
          <table:table-cell table:style-name="ce18" office:value-type="string" calcext:value-type="string">
            <text:p>volume total</text:p>
          </table:table-cell>
          <table:table-cell table:style-name="ce40"/>
          <table:table-cell table:number-columns-repeated="23"/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style-name="ce13" office:value-type="float" office:value="30" calcext:value-type="float">
            <text:p>30</text:p>
          </table:table-cell>
          <table:table-cell table:formula="of:=[.C41]*[.B41]" office:value-type="float" office:value="540" calcext:value-type="float">
            <text:p>540</text:p>
          </table:table-cell>
          <table:table-cell table:style-name="ce13" office:value-type="float" office:value="10" calcext:value-type="float">
            <text:p>10</text:p>
          </table:table-cell>
          <table:table-cell table:formula="of:=[.E41]*[.B41]" office:value-type="float" office:value="180" calcext:value-type="float">
            <text:p>180</text:p>
          </table:table-cell>
          <table:table-cell table:style-name="ce13" office:value-type="float" office:value="0.18" calcext:value-type="float">
            <text:p>0,18</text:p>
          </table:table-cell>
          <table:table-cell table:style-name="ce2" table:formula="of:=[.G41]*[.B41]" office:value-type="float" office:value="3.24" calcext:value-type="float">
            <text:p>3,24</text:p>
          </table:table-cell>
          <table:table-cell table:style-name="ce39"/>
          <table:table-cell table:number-columns-repeated="23"/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77" calcext:value-type="float">
            <text:p>77</text:p>
          </table:table-cell>
          <table:table-cell table:style-name="ce13" office:value-type="float" office:value="25" calcext:value-type="float">
            <text:p>25</text:p>
          </table:table-cell>
          <table:table-cell table:formula="of:=[.C42]*[.B42]" office:value-type="float" office:value="1925" calcext:value-type="float">
            <text:p>1925</text:p>
          </table:table-cell>
          <table:table-cell table:style-name="ce13" office:value-type="float" office:value="3.5" calcext:value-type="float">
            <text:p>3,5</text:p>
          </table:table-cell>
          <table:table-cell table:formula="of:=[.E42]*[.B42]" office:value-type="float" office:value="269.5" calcext:value-type="float">
            <text:p>269,5</text:p>
          </table:table-cell>
          <table:table-cell table:style-name="ce13" office:value-type="float" office:value="0.21" calcext:value-type="float">
            <text:p>0,21</text:p>
          </table:table-cell>
          <table:table-cell table:style-name="ce2" table:formula="of:=[.G42]*[.B42]" office:value-type="float" office:value="16.17" calcext:value-type="float">
            <text:p>16,17</text:p>
          </table:table-cell>
          <table:table-cell table:style-name="ce39"/>
          <table:table-cell table:number-columns-repeated="23"/>
        </table:table-row>
        <table:table-row table:style-name="ro1">
          <table:table-cell office:value-type="string" calcext:value-type="string">
            <text:p>IXI</text:p>
          </table:table-cell>
          <table:table-cell office:value-type="float" office:value="64" calcext:value-type="float">
            <text:p>64</text:p>
          </table:table-cell>
          <table:table-cell table:style-name="ce13" office:value-type="float" office:value="40" calcext:value-type="float">
            <text:p>40</text:p>
          </table:table-cell>
          <table:table-cell table:formula="of:=[.C43]*[.B43]" office:value-type="float" office:value="2560" calcext:value-type="float">
            <text:p>2560</text:p>
          </table:table-cell>
          <table:table-cell table:style-name="ce13" office:value-type="float" office:value="5" calcext:value-type="float">
            <text:p>5</text:p>
          </table:table-cell>
          <table:table-cell table:formula="of:=[.E43]*[.B43]" office:value-type="float" office:value="320" calcext:value-type="float">
            <text:p>320</text:p>
          </table:table-cell>
          <table:table-cell table:style-name="ce13" office:value-type="float" office:value="0.25" calcext:value-type="float">
            <text:p>0,25</text:p>
          </table:table-cell>
          <table:table-cell table:style-name="ce2" table:formula="of:=[.G43]*[.B43]" office:value-type="float" office:value="16" calcext:value-type="float">
            <text:p>16</text:p>
          </table:table-cell>
          <table:table-cell table:style-name="ce39"/>
          <table:table-cell table:style-name="ce23" office:value-type="string" calcext:value-type="string">
            <text:p>SOMME(volume en Mo)</text:p>
          </table:table-cell>
          <table:table-cell table:style-name="ce6"/>
          <table:table-cell table:number-columns-repeated="21"/>
        </table:table-row>
        <table:table-row table:style-name="ro1">
          <table:table-cell office:value-type="string" calcext:value-type="string">
            <text:p>Kibry</text:p>
          </table:table-cell>
          <table:table-cell office:value-type="float" office:value="42" calcext:value-type="float">
            <text:p>42</text:p>
          </table:table-cell>
          <table:table-cell table:style-name="ce13" office:value-type="float" office:value="400" calcext:value-type="float">
            <text:p>400</text:p>
          </table:table-cell>
          <table:table-cell table:formula="of:=[.C44]*[.B44]" office:value-type="float" office:value="16800" calcext:value-type="float">
            <text:p>16800</text:p>
          </table:table-cell>
          <table:table-cell table:style-name="ce13" office:value-type="float" office:value="50" calcext:value-type="float">
            <text:p>50</text:p>
          </table:table-cell>
          <table:table-cell table:formula="of:=[.E44]*[.B44]" office:value-type="float" office:value="2100" calcext:value-type="float">
            <text:p>2100</text:p>
          </table:table-cell>
          <table:table-cell table:style-name="ce13" office:value-type="float" office:value="2" calcext:value-type="float">
            <text:p>2</text:p>
          </table:table-cell>
          <table:table-cell table:style-name="ce2" table:formula="of:=[.G44]*[.B44]" office:value-type="float" office:value="84" calcext:value-type="float">
            <text:p>84</text:p>
          </table:table-cell>
          <table:table-cell table:style-name="ce39"/>
          <table:table-cell table:style-name="ce24" table:formula="of:=SUM([.D41:.D44];[.F41:.F44];[.H41:.H44])" office:value-type="float" office:value="24813.91" calcext:value-type="float">
            <text:p>24813,91</text:p>
          </table:table-cell>
          <table:table-cell table:number-columns-repeated="22"/>
        </table:table-row>
        <table:table-row table:style-name="ro1">
          <table:table-cell table:style-name="ce9" table:number-columns-repeated="7"/>
          <table:table-cell table:number-columns-repeated="2"/>
          <table:table-cell table:style-name="ce46"/>
          <table:table-cell table:number-columns-repeated="22"/>
        </table:table-row>
        <table:table-row table:style-name="ro1">
          <table:table-cell table:style-name="ce6" office:value-type="string" calcext:value-type="string">
            <text:p>on ne compte pas les fichiers .mat, qui ont un volume de l’ordre de l’octet</text:p>
          </table:table-cell>
          <table:table-cell table:style-name="ce9" table:number-columns-repeated="6"/>
          <table:table-cell table:number-columns-repeated="2"/>
          <table:table-cell office:value-type="string" calcext:value-type="string">
            <text:p>Somme de tous les volumes :</text:p>
          </table:table-cell>
          <table:table-cell table:number-columns-repeated="22"/>
        </table:table-row>
        <table:table-row table:style-name="ro1">
          <table:table-cell table:style-name="ce6"/>
          <table:table-cell table:style-name="ce9" table:number-columns-repeated="6"/>
          <table:table-cell table:number-columns-repeated="2"/>
          <table:table-cell table:style-name="ce47" table:formula="of:=SUM([.J17];[.J36];[.J44])" office:value-type="float" office:value="8798463.91" calcext:value-type="float">
            <text:p>8798463,91</text:p>
          </table:table-cell>
          <table:table-cell table:number-columns-repeated="22"/>
        </table:table-row>
        <table:table-row table:style-name="ro1">
          <table:table-cell table:style-name="ce9" table:number-columns-repeated="7"/>
          <table:table-cell table:number-columns-repeated="2"/>
          <table:table-cell table:style-name="ce9"/>
          <table:table-cell table:number-columns-repeated="22"/>
        </table:table-row>
        <table:table-row table:style-name="ro1">
          <table:table-cell table:style-name="ce1" office:value-type="string" calcext:value-type="string" table:number-columns-spanned="7" table:number-rows-spanned="1">
            <text:p>Estimation du volume occupé par les csv qui peuvent être générées (Slice)</text:p>
          </table:table-cell>
          <table:covered-table-cell table:style-name="ce2"/>
          <table:covered-table-cell table:number-columns-repeated="5"/>
          <table:table-cell table:number-columns-repeated="2"/>
          <table:table-cell table:style-name="ce48" office:value-type="string" calcext:value-type="string">
            <text:p>nb csv par volume</text:p>
          </table:table-cell>
          <table:table-cell table:style-name="ce52" office:value-type="float" office:value="1" calcext:value-type="float">
            <text:p>1</text:p>
          </table:table-cell>
          <table:table-cell table:style-name="ce50"/>
          <table:table-cell table:number-columns-repeated="20"/>
        </table:table-row>
        <table:table-row table:style-name="ro1">
          <table:table-cell table:style-name="ce2"/>
          <table:table-cell table:style-name="ce2" office:value-type="string" calcext:value-type="string">
            <text:p>fixes</text:p>
          </table:table-cell>
          <table:table-cell table:style-name="ce7" office:value-type="string" calcext:value-type="string">
            <text:p>IBSR</text:p>
          </table:table-cell>
          <table:table-cell table:style-name="ce7" office:value-type="string" calcext:value-type="string">
            <text:p>OASIS</text:p>
          </table:table-cell>
          <table:table-cell table:style-name="ce7" office:value-type="string" calcext:value-type="string">
            <text:p>IXI</text:p>
          </table:table-cell>
          <table:table-cell table:style-name="ce7" office:value-type="string" calcext:value-type="string">
            <text:p>Kirby</text:p>
          </table:table-cell>
          <table:table-cell table:style-name="ce7" office:value-type="string" calcext:value-type="string">
            <text:p>/</text:p>
          </table:table-cell>
          <table:table-cell table:number-columns-repeated="2"/>
          <table:table-cell table:style-name="ce49" office:value-type="string" calcext:value-type="string">
            <text:p>volume occupé par un csv <text:s/>avec autre que kirby en image fixe (Mo)</text:p>
          </table:table-cell>
          <table:table-cell table:style-name="ce52" table:formula="of:=80*0.001" office:value-type="float" office:value="0.08" calcext:value-type="float">
            <text:p>0,08</text:p>
          </table:table-cell>
          <table:table-cell table:style-name="ce50"/>
          <table:table-cell table:number-columns-repeated="20"/>
        </table:table-row>
        <table:table-row table:style-name="ro1">
          <table:table-cell table:style-name="ce2" office:value-type="string" calcext:value-type="string">
            <text:p>mobiles</text:p>
          </table:table-cell>
          <table:table-cell table:style-name="ce2" office:value-type="string" calcext:value-type="string">
            <text:p>nb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string" calcext:value-type="string">
            <text:p>/</text:p>
          </table:table-cell>
          <table:table-cell table:number-columns-repeated="2"/>
          <table:table-cell table:style-name="ce49" office:value-type="string" calcext:value-type="string">
            <text:p>volume occupé par un csv avec kirby en image fixe (Mo)</text:p>
          </table:table-cell>
          <table:table-cell table:style-name="ce52" table:formula="of:=200*0.001" office:value-type="float" office:value="0.2" calcext:value-type="float">
            <text:p>0,2</text:p>
          </table:table-cell>
          <table:table-cell table:style-name="ce50"/>
          <table:table-cell table:number-columns-repeated="20"/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formula="of:=[.B52]*[.$C$51]*[.$K$49]*[.$K$50]" office:value-type="float" office:value="25.92" calcext:value-type="float">
            <text:p>25,92</text:p>
          </table:table-cell>
          <table:table-cell table:formula="of:=[.$D$51]*[.B52]*[.$K$49]*[.$K$50]" office:value-type="float" office:value="110.88" calcext:value-type="float">
            <text:p>110,88</text:p>
          </table:table-cell>
          <table:table-cell table:formula="of:=[.$E$51]*[.B52]*[.$K$49]*[.$K$50]" office:value-type="float" office:value="92.16" calcext:value-type="float">
            <text:p>92,16</text:p>
          </table:table-cell>
          <table:table-cell table:formula="of:=[.$F$51]*[.B52]*[.$K$49]*[.$K$51]" office:value-type="float" office:value="151.2" calcext:value-type="float">
            <text:p>151,2</text:p>
          </table:table-cell>
          <table:table-cell table:formula="of:=[.B52]*[.$K$49]*[.$K$50]" office:value-type="float" office:value="1.44" calcext:value-type="float">
            <text:p>1,44</text:p>
          </table:table-cell>
          <table:table-cell table:number-columns-repeated="2"/>
          <table:table-cell table:style-name="ce50" table:number-columns-repeated="3"/>
          <table:table-cell table:number-columns-repeated="20"/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77" calcext:value-type="float">
            <text:p>77</text:p>
          </table:table-cell>
          <table:table-cell table:formula="of:=[.B53]*[.$C$51]*[.$K$49]*[.$K$50]" office:value-type="float" office:value="110.88" calcext:value-type="float">
            <text:p>110,88</text:p>
          </table:table-cell>
          <table:table-cell table:formula="of:=[.$D$51]*[.B53]*[.$K$49]*[.$K$50]" office:value-type="float" office:value="474.32" calcext:value-type="float">
            <text:p>474,32</text:p>
          </table:table-cell>
          <table:table-cell table:formula="of:=[.$E$51]*[.B53]*[.$K$49]*[.$K$50]" office:value-type="float" office:value="394.24" calcext:value-type="float">
            <text:p>394,24</text:p>
          </table:table-cell>
          <table:table-cell table:formula="of:=[.$F$51]*[.B53]*[.$K$49]*[.$K$51]" office:value-type="float" office:value="646.8" calcext:value-type="float">
            <text:p>646,8</text:p>
          </table:table-cell>
          <table:table-cell table:formula="of:=[.B53]*[.$K$49]*[.$K$50]" office:value-type="float" office:value="6.16" calcext:value-type="float">
            <text:p>6,16</text:p>
          </table:table-cell>
          <table:table-cell table:number-columns-repeated="2"/>
          <table:table-cell table:style-name="ce50" table:number-columns-repeated="3"/>
          <table:table-cell table:number-columns-repeated="20"/>
        </table:table-row>
        <table:table-row table:style-name="ro2">
          <table:table-cell office:value-type="string" calcext:value-type="string">
            <text:p>IXI</text:p>
          </table:table-cell>
          <table:table-cell office:value-type="float" office:value="64" calcext:value-type="float">
            <text:p>64</text:p>
          </table:table-cell>
          <table:table-cell table:formula="of:=[.B54]*[.$C$51]*[.$K$49]*[.$K$50]" office:value-type="float" office:value="92.16" calcext:value-type="float">
            <text:p>92,16</text:p>
          </table:table-cell>
          <table:table-cell table:formula="of:=[.$D$51]*[.B54]*[.$K$49]*[.$K$50]" office:value-type="float" office:value="394.24" calcext:value-type="float">
            <text:p>394,24</text:p>
          </table:table-cell>
          <table:table-cell table:formula="of:=[.$E$51]*[.B54]*[.$K$49]*[.$K$50]" office:value-type="float" office:value="327.68" calcext:value-type="float">
            <text:p>327,68</text:p>
          </table:table-cell>
          <table:table-cell table:formula="of:=[.$F$51]*[.B54]*[.$K$49]*[.$K$51]" office:value-type="float" office:value="537.6" calcext:value-type="float">
            <text:p>537,6</text:p>
          </table:table-cell>
          <table:table-cell table:formula="of:=[.B54]*[.$K$49]*[.$K$50]" office:value-type="float" office:value="5.12" calcext:value-type="float">
            <text:p>5,12</text:p>
          </table:table-cell>
          <table:table-cell table:number-columns-repeated="2"/>
          <table:table-cell table:style-name="ce50" office:value-type="string" calcext:value-type="string">
            <text:p>SOMME (volume en Mo)</text:p>
          </table:table-cell>
          <table:table-cell table:style-name="ce50"/>
          <table:table-cell table:style-name="ce50" office:value-type="string" calcext:value-type="string">
            <text:p>SOMME (reg+reg_inv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ibry</text:p>
          </table:table-cell>
          <table:table-cell office:value-type="float" office:value="42" calcext:value-type="float">
            <text:p>42</text:p>
          </table:table-cell>
          <table:table-cell table:formula="of:=[.B55]*[.$C$51]*[.$K$49]*[.$K$50]" office:value-type="float" office:value="60.48" calcext:value-type="float">
            <text:p>60,48</text:p>
          </table:table-cell>
          <table:table-cell table:formula="of:=[.$D$51]*[.B55]*[.$K$49]*[.$K$50]" office:value-type="float" office:value="258.72" calcext:value-type="float">
            <text:p>258,72</text:p>
          </table:table-cell>
          <table:table-cell table:formula="of:=[.$E$51]*[.B55]*[.$K$49]*[.$K$50]" office:value-type="float" office:value="215.04" calcext:value-type="float">
            <text:p>215,04</text:p>
          </table:table-cell>
          <table:table-cell table:formula="of:=[.$F$51]*[.B55]*[.$K$49]*[.$K$51]" office:value-type="float" office:value="352.8" calcext:value-type="float">
            <text:p>352,8</text:p>
          </table:table-cell>
          <table:table-cell table:formula="of:=[.B55]*[.$K$49]*[.K51]" office:value-type="float" office:value="8.4" calcext:value-type="float">
            <text:p>8,4</text:p>
          </table:table-cell>
          <table:table-cell table:number-columns-repeated="2"/>
          <table:table-cell table:style-name="ce51" table:formula="of:=SUM([.C52:.G55])" office:value-type="float" office:value="4266.24" calcext:value-type="float">
            <text:p>4266,24</text:p>
          </table:table-cell>
          <table:table-cell table:style-name="ce50"/>
          <table:table-cell table:style-name="ce51" table:formula="of:=[.J55]*2" office:value-type="float" office:value="8532.48" calcext:value-type="float">
            <text:p>8532,48</text:p>
          </table:table-cell>
          <table:table-cell table:number-columns-repeated="20"/>
        </table:table-row>
        <table:table-row table:style-name="ro1">
          <table:table-cell table:style-name="ce9" table:number-columns-repeated="7"/>
          <table:table-cell table:number-columns-repeated="2"/>
          <table:table-cell table:style-name="ce50" table:number-columns-repeated="3"/>
          <table:table-cell table:number-columns-repeated="20"/>
        </table:table-row>
        <table:table-row table:style-name="ro1">
          <table:table-cell table:style-name="ce1" office:value-type="string" calcext:value-type="string" table:number-columns-spanned="7" table:number-rows-spanned="1">
            <text:p>Estimation du volume occupé par les csv qui peuvent être générées (Keywords)</text:p>
          </table:table-cell>
          <table:covered-table-cell table:style-name="ce2"/>
          <table:covered-table-cell table:number-columns-repeated="5"/>
          <table:table-cell table:number-columns-repeated="2"/>
          <table:table-cell table:style-name="ce48" office:value-type="string" calcext:value-type="string">
            <text:p>nb de csv header par volume</text:p>
          </table:table-cell>
          <table:table-cell table:style-name="ce52" office:value-type="float" office:value="1" calcext:value-type="float">
            <text:p>1</text:p>
          </table:table-cell>
          <table:table-cell table:style-name="ce50"/>
          <table:table-cell table:number-columns-repeated="20"/>
        </table:table-row>
        <table:table-row table:style-name="ro1">
          <table:table-cell table:style-name="ce2"/>
          <table:table-cell table:style-name="ce2" office:value-type="string" calcext:value-type="string">
            <text:p>fixes</text:p>
          </table:table-cell>
          <table:table-cell table:style-name="ce7" office:value-type="string" calcext:value-type="string">
            <text:p>IBSR</text:p>
          </table:table-cell>
          <table:table-cell table:style-name="ce7" office:value-type="string" calcext:value-type="string">
            <text:p>OASIS</text:p>
          </table:table-cell>
          <table:table-cell table:style-name="ce7" office:value-type="string" calcext:value-type="string">
            <text:p>IXI</text:p>
          </table:table-cell>
          <table:table-cell table:style-name="ce7" office:value-type="string" calcext:value-type="string">
            <text:p>Kirby</text:p>
          </table:table-cell>
          <table:table-cell table:style-name="ce7" office:value-type="string" calcext:value-type="string">
            <text:p>/</text:p>
          </table:table-cell>
          <table:table-cell table:number-columns-repeated="2"/>
          <table:table-cell table:style-name="ce48" office:value-type="string" calcext:value-type="string">
            <text:p>nb csv coupe par volume</text:p>
          </table:table-cell>
          <table:table-cell table:style-name="ce52" office:value-type="float" office:value="1" calcext:value-type="float">
            <text:p>1</text:p>
          </table:table-cell>
          <table:table-cell table:style-name="ce50"/>
          <table:table-cell table:number-columns-repeated="20"/>
        </table:table-row>
        <table:table-row table:style-name="ro1">
          <table:table-cell table:style-name="ce2" office:value-type="string" calcext:value-type="string">
            <text:p>mobiles</text:p>
          </table:table-cell>
          <table:table-cell table:style-name="ce2" office:value-type="string" calcext:value-type="string">
            <text:p>nb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string" calcext:value-type="string">
            <text:p>/</text:p>
          </table:table-cell>
          <table:table-cell table:number-columns-repeated="2"/>
          <table:table-cell table:style-name="ce49" office:value-type="string" calcext:value-type="string">
            <text:p>volume occupé par un csv coupe <text:s/>avec autre que kirby en image fixe (Mo)</text:p>
          </table:table-cell>
          <table:table-cell table:style-name="ce52" table:formula="of:=200*0.001" office:value-type="float" office:value="0.2" calcext:value-type="float">
            <text:p>0,2</text:p>
          </table:table-cell>
          <table:table-cell table:style-name="ce50"/>
          <table:table-cell table:number-columns-repeated="20"/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formula="of:=[.$C$59]*[.B60]*([.$K$57]*[.$K$61]+[.$K$58]*[.$K$59])" office:value-type="float" office:value="64.8324" calcext:value-type="float">
            <text:p>64,8324</text:p>
          </table:table-cell>
          <table:table-cell table:formula="of:=[.$D$59]*[.B60]*([.$K$57]*[.$K$61]+[.$K$58]*[.$K$59])" office:value-type="float" office:value="277.3386" calcext:value-type="float">
            <text:p>277,3386</text:p>
          </table:table-cell>
          <table:table-cell table:formula="of:=[.$E$59]*[.B60]*([.$K$57]*[.$K$61]+[.$K$58]*[.$K$59])" office:value-type="float" office:value="230.5152" calcext:value-type="float">
            <text:p>230,5152</text:p>
          </table:table-cell>
          <table:table-cell table:formula="of:=[.$F$59]*[.B60]*([.$K$57]*[.$K$61]+[.$K$58]*[.$K$60])" office:value-type="float" office:value="378.0756" calcext:value-type="float">
            <text:p>378,0756</text:p>
          </table:table-cell>
          <table:table-cell table:formula="of:=[.B60]*([.$K$57]*[.$K$61]+[.$K$58]*[.$K$59])" office:value-type="float" office:value="3.6018" calcext:value-type="float">
            <text:p>3,6018</text:p>
          </table:table-cell>
          <table:table-cell table:number-columns-repeated="2"/>
          <table:table-cell table:style-name="ce49" office:value-type="string" calcext:value-type="string">
            <text:p>volume occupé par un csv coupeavec kirby en image fixe (Mo)</text:p>
          </table:table-cell>
          <table:table-cell table:style-name="ce52" table:formula="of:=500*0.001" office:value-type="float" office:value="0.5" calcext:value-type="float">
            <text:p>0,5</text:p>
          </table:table-cell>
          <table:table-cell table:style-name="ce50"/>
          <table:table-cell table:number-columns-repeated="20"/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77" calcext:value-type="float">
            <text:p>77</text:p>
          </table:table-cell>
          <table:table-cell table:formula="of:=[.$C$59]*[.B61]*([.$K$57]*[.$K$61]+[.$K$58]*[.$K$59])" office:value-type="float" office:value="277.3386" calcext:value-type="float">
            <text:p>277,3386</text:p>
          </table:table-cell>
          <table:table-cell table:formula="of:=[.$D$59]*[.B61]*([.$K$57]*[.$K$61]+[.$K$58]*[.$K$59])" office:value-type="float" office:value="1186.3929" calcext:value-type="float">
            <text:p>1186,3929</text:p>
          </table:table-cell>
          <table:table-cell table:formula="of:=[.$E$59]*[.B61]*([.$K$57]*[.$K$61]+[.$K$58]*[.$K$59])" office:value-type="float" office:value="986.0928" calcext:value-type="float">
            <text:p>986,0928</text:p>
          </table:table-cell>
          <table:table-cell table:formula="of:=[.$F$59]*[.B61]*([.$K$57]*[.$K$61]+[.$K$58]*[.$K$60])" office:value-type="float" office:value="1617.3234" calcext:value-type="float">
            <text:p>1617,3234</text:p>
          </table:table-cell>
          <table:table-cell table:formula="of:=[.B61]*([.$K$57]*[.$K$61]+[.$K$58]*[.$K$59])" office:value-type="float" office:value="15.4077" calcext:value-type="float">
            <text:p>15,4077</text:p>
          </table:table-cell>
          <table:table-cell table:number-columns-repeated="2"/>
          <table:table-cell table:style-name="ce48" office:value-type="string" calcext:value-type="string">
            <text:p>volume occupé par un csv header</text:p>
          </table:table-cell>
          <table:table-cell table:style-name="ce52" table:formula="of:=100*0.000001" office:value-type="float" office:value="0.0001" calcext:value-type="float">
            <text:p>0,0001</text:p>
          </table:table-cell>
          <table:table-cell table:style-name="ce50"/>
          <table:table-cell table:number-columns-repeated="20"/>
        </table:table-row>
        <table:table-row table:style-name="ro2">
          <table:table-cell office:value-type="string" calcext:value-type="string">
            <text:p>IXI</text:p>
          </table:table-cell>
          <table:table-cell office:value-type="float" office:value="64" calcext:value-type="float">
            <text:p>64</text:p>
          </table:table-cell>
          <table:table-cell table:formula="of:=[.$C$59]*[.B62]*([.$K$57]*[.$K$61]+[.$K$58]*[.$K$59])" office:value-type="float" office:value="230.5152" calcext:value-type="float">
            <text:p>230,5152</text:p>
          </table:table-cell>
          <table:table-cell table:formula="of:=[.$D$59]*[.B62]*([.$K$57]*[.$K$61]+[.$K$58]*[.$K$59])" office:value-type="float" office:value="986.0928" calcext:value-type="float">
            <text:p>986,0928</text:p>
          </table:table-cell>
          <table:table-cell table:formula="of:=[.$E$59]*[.B62]*([.$K$57]*[.$K$61]+[.$K$58]*[.$K$59])" office:value-type="float" office:value="819.6096" calcext:value-type="float">
            <text:p>819,6096</text:p>
          </table:table-cell>
          <table:table-cell table:formula="of:=[.$F$59]*[.B62]*([.$K$57]*[.$K$61]+[.$K$58]*[.$K$60])" office:value-type="float" office:value="1344.2688" calcext:value-type="float">
            <text:p>1344,2688</text:p>
          </table:table-cell>
          <table:table-cell table:formula="of:=[.B62]*([.$K$57]*[.$K$61]+[.$K$58]*[.$K$59])" office:value-type="float" office:value="12.8064" calcext:value-type="float">
            <text:p>12,8064</text:p>
          </table:table-cell>
          <table:table-cell table:number-columns-repeated="2"/>
          <table:table-cell table:style-name="ce50" office:value-type="string" calcext:value-type="string">
            <text:p>SOMME (volume en Mo)</text:p>
          </table:table-cell>
          <table:table-cell table:style-name="ce50"/>
          <table:table-cell table:style-name="ce50" office:value-type="string" calcext:value-type="string">
            <text:p>SOMME (reg+reg_inv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ibry</text:p>
          </table:table-cell>
          <table:table-cell office:value-type="float" office:value="42" calcext:value-type="float">
            <text:p>42</text:p>
          </table:table-cell>
          <table:table-cell table:formula="of:=[.$C$59]*[.B63]*([.$K$57]*[.$K$61]+[.$K$58]*[.$K$59])" office:value-type="float" office:value="151.2756" calcext:value-type="float">
            <text:p>151,2756</text:p>
          </table:table-cell>
          <table:table-cell table:formula="of:=[.$D$59]*[.B63]*([.$K$57]*[.$K$61]+[.$K$58]*[.$K$59])" office:value-type="float" office:value="647.1234" calcext:value-type="float">
            <text:p>647,1234</text:p>
          </table:table-cell>
          <table:table-cell table:formula="of:=[.$E$59]*[.B63]*([.$K$57]*[.$K$61]+[.$K$58]*[.$K$59])" office:value-type="float" office:value="537.8688" calcext:value-type="float">
            <text:p>537,8688</text:p>
          </table:table-cell>
          <table:table-cell table:formula="of:=[.$F$59]*[.B63]*([.$K$57]*[.$K$61]+[.$K$58]*[.$K$60])" office:value-type="float" office:value="882.1764" calcext:value-type="float">
            <text:p>882,1764</text:p>
          </table:table-cell>
          <table:table-cell table:formula="of:=[.B63]*([.$K$57]*[.$K$61]+[.$K$58]*[.$K$60])" office:value-type="float" office:value="21.0042" calcext:value-type="float">
            <text:p>21,0042</text:p>
          </table:table-cell>
          <table:table-cell table:number-columns-repeated="2"/>
          <table:table-cell table:style-name="ce51" table:formula="of:=SUM([.C60:.G63])" office:value-type="float" office:value="10669.6602" calcext:value-type="float">
            <text:p>10669,6602</text:p>
          </table:table-cell>
          <table:table-cell table:style-name="ce50"/>
          <table:table-cell table:style-name="ce51" table:formula="of:=[.J63]*2" office:value-type="float" office:value="21339.3204" calcext:value-type="float">
            <text:p>21339,3204</text:p>
          </table:table-cell>
          <table:table-cell table:number-columns-repeated="20"/>
        </table:table-row>
        <table:table-row table:style-name="ro1">
          <table:table-cell table:style-name="ce9" table:number-columns-repeated="7"/>
          <table:table-cell table:number-columns-repeated="2"/>
          <table:table-cell table:style-name="ce50" table:number-columns-repeated="3"/>
          <table:table-cell table:number-columns-repeated="20"/>
        </table:table-row>
        <table:table-row table:style-name="ro7">
          <table:table-cell table:style-name="ce1" office:value-type="string" calcext:value-type="string" table:number-columns-spanned="7" table:number-rows-spanned="1">
            <text:p>Estimation du volume occupé par les csv qui peuvent être générées (caption)</text:p>
          </table:table-cell>
          <table:covered-table-cell table:style-name="ce2"/>
          <table:covered-table-cell table:number-columns-repeated="5"/>
          <table:table-cell table:number-columns-repeated="2"/>
          <table:table-cell table:style-name="ce50" table:number-columns-repeated="3"/>
          <table:table-cell table:number-columns-repeated="20"/>
        </table:table-row>
        <table:table-row table:style-name="ro1">
          <table:table-cell table:style-name="ce2"/>
          <table:table-cell table:style-name="ce2" office:value-type="string" calcext:value-type="string">
            <text:p>fixes</text:p>
          </table:table-cell>
          <table:table-cell table:style-name="ce7" office:value-type="string" calcext:value-type="string">
            <text:p>IBSR</text:p>
          </table:table-cell>
          <table:table-cell table:style-name="ce7" office:value-type="string" calcext:value-type="string">
            <text:p>OASIS</text:p>
          </table:table-cell>
          <table:table-cell table:style-name="ce7" office:value-type="string" calcext:value-type="string">
            <text:p>IXI</text:p>
          </table:table-cell>
          <table:table-cell table:style-name="ce7" office:value-type="string" calcext:value-type="string">
            <text:p>Kirby</text:p>
          </table:table-cell>
          <table:table-cell table:style-name="ce7" office:value-type="string" calcext:value-type="string">
            <text:p>/</text:p>
          </table:table-cell>
          <table:table-cell table:number-columns-repeated="2"/>
          <table:table-cell table:style-name="ce49" office:value-type="string" calcext:value-type="string">
            <text:p>nb de csv/volume par un csv coupe avec autre que kirby en image fixe (Mo)</text:p>
          </table:table-cell>
          <table:table-cell table:style-name="ce52" office:value-type="float" office:value="640" calcext:value-type="float">
            <text:p>640</text:p>
          </table:table-cell>
          <table:table-cell table:style-name="ce50"/>
          <table:table-cell table:number-columns-repeated="20"/>
        </table:table-row>
        <table:table-row table:style-name="ro1">
          <table:table-cell table:style-name="ce2" office:value-type="string" calcext:value-type="string">
            <text:p>mobiles</text:p>
          </table:table-cell>
          <table:table-cell table:style-name="ce2" office:value-type="string" calcext:value-type="string">
            <text:p>nb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string" calcext:value-type="string">
            <text:p>/</text:p>
          </table:table-cell>
          <table:table-cell table:number-columns-repeated="2"/>
          <table:table-cell table:style-name="ce49" office:value-type="string" calcext:value-type="string">
            <text:p>nb de csv/volume par un csv coupe avec kirby en image fixe (Mo)</text:p>
          </table:table-cell>
          <table:table-cell table:style-name="ce52" office:value-type="float" office:value="1479" calcext:value-type="float">
            <text:p>1479</text:p>
          </table:table-cell>
          <table:table-cell table:style-name="ce50"/>
          <table:table-cell table:number-columns-repeated="20"/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formula="of:=[.$C$67]*[.B68]*[.$K$66]*[.$K$68]" office:value-type="float" office:value="414.72" calcext:value-type="float">
            <text:p>414,72</text:p>
          </table:table-cell>
          <table:table-cell table:formula="of:=[.$D$67]*[.B68]*[.$K$66]*[.$K$68]" office:value-type="float" office:value="1774.08" calcext:value-type="float">
            <text:p>1774,08</text:p>
          </table:table-cell>
          <table:table-cell table:formula="of:=[.$E$67]*[.B68]*[.$K$66]*[.$K$68]" office:value-type="float" office:value="1474.56" calcext:value-type="float">
            <text:p>1474,56</text:p>
          </table:table-cell>
          <table:table-cell table:formula="of:=[.$F$67]*[.B68]*[.$K$67]*[.$K$68]" office:value-type="float" office:value="2236.248" calcext:value-type="float">
            <text:p>2236,248</text:p>
          </table:table-cell>
          <table:table-cell table:formula="of:=[.B68]*[.$K$66]*[.$K$68]" office:value-type="float" office:value="23.04" calcext:value-type="float">
            <text:p>23,04</text:p>
          </table:table-cell>
          <table:table-cell table:number-columns-repeated="2"/>
          <table:table-cell table:style-name="ce48" office:value-type="string" calcext:value-type="string">
            <text:p>volume occupé par un csv </text:p>
          </table:table-cell>
          <table:table-cell table:style-name="ce52" table:formula="of:=2*0.001" office:value-type="float" office:value="0.002" calcext:value-type="float">
            <text:p>0,002</text:p>
          </table:table-cell>
          <table:table-cell table:style-name="ce50"/>
          <table:table-cell table:number-columns-repeated="20"/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77" calcext:value-type="float">
            <text:p>77</text:p>
          </table:table-cell>
          <table:table-cell table:formula="of:=[.$C$67]*[.B69]*[.$K$66]*[.$K$68]" office:value-type="float" office:value="1774.08" calcext:value-type="float">
            <text:p>1774,08</text:p>
          </table:table-cell>
          <table:table-cell table:formula="of:=[.$D$67]*[.B69]*[.$K$66]*[.$K$68]" office:value-type="float" office:value="7589.12" calcext:value-type="float">
            <text:p>7589,12</text:p>
          </table:table-cell>
          <table:table-cell table:formula="of:=[.$E$67]*[.B69]*[.$K$66]*[.$K$68]" office:value-type="float" office:value="6307.84" calcext:value-type="float">
            <text:p>6307,84</text:p>
          </table:table-cell>
          <table:table-cell table:formula="of:=[.$F$67]*[.B69]*[.$K$67]*[.$K$68]" office:value-type="float" office:value="9566.172" calcext:value-type="float">
            <text:p>9566,172</text:p>
          </table:table-cell>
          <table:table-cell table:formula="of:=[.B69]*[.$K$66]*[.$K$68]" office:value-type="float" office:value="98.56" calcext:value-type="float">
            <text:p>98,56</text:p>
          </table:table-cell>
          <table:table-cell table:number-columns-repeated="2"/>
          <table:table-cell table:style-name="ce50" table:number-columns-repeated="3"/>
          <table:table-cell table:number-columns-repeated="20"/>
        </table:table-row>
        <table:table-row table:style-name="ro2">
          <table:table-cell office:value-type="string" calcext:value-type="string">
            <text:p>IXI</text:p>
          </table:table-cell>
          <table:table-cell office:value-type="float" office:value="64" calcext:value-type="float">
            <text:p>64</text:p>
          </table:table-cell>
          <table:table-cell table:formula="of:=[.$C$67]*[.B70]*[.$K$66]*[.$K$68]" office:value-type="float" office:value="1474.56" calcext:value-type="float">
            <text:p>1474,56</text:p>
          </table:table-cell>
          <table:table-cell table:formula="of:=[.$D$67]*[.B70]*[.$K$66]*[.$K$68]" office:value-type="float" office:value="6307.84" calcext:value-type="float">
            <text:p>6307,84</text:p>
          </table:table-cell>
          <table:table-cell table:formula="of:=[.$E$67]*[.B70]*[.$K$66]*[.$K$68]" office:value-type="float" office:value="5242.88" calcext:value-type="float">
            <text:p>5242,88</text:p>
          </table:table-cell>
          <table:table-cell table:formula="of:=[.$F$67]*[.B70]*[.$K$67]*[.$K$68]" office:value-type="float" office:value="7951.104" calcext:value-type="float">
            <text:p>7951,104</text:p>
          </table:table-cell>
          <table:table-cell table:formula="of:=[.B70]*[.$K$66]*[.$K$68]" office:value-type="float" office:value="81.92" calcext:value-type="float">
            <text:p>81,92</text:p>
          </table:table-cell>
          <table:table-cell table:number-columns-repeated="2"/>
          <table:table-cell table:style-name="ce50" office:value-type="string" calcext:value-type="string">
            <text:p>SOMME (volume en Mo)</text:p>
          </table:table-cell>
          <table:table-cell table:style-name="ce50"/>
          <table:table-cell table:style-name="ce50" office:value-type="string" calcext:value-type="string">
            <text:p>SOMME (reg+reg_inv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ibry</text:p>
          </table:table-cell>
          <table:table-cell office:value-type="float" office:value="42" calcext:value-type="float">
            <text:p>42</text:p>
          </table:table-cell>
          <table:table-cell table:formula="of:=[.$C$67]*[.B71]*[.$K$66]*[.$K$68]" office:value-type="float" office:value="967.68" calcext:value-type="float">
            <text:p>967,68</text:p>
          </table:table-cell>
          <table:table-cell table:formula="of:=[.$D$67]*[.B71]*[.$K$66]*[.$K$68]" office:value-type="float" office:value="4139.52" calcext:value-type="float">
            <text:p>4139,52</text:p>
          </table:table-cell>
          <table:table-cell table:formula="of:=[.$E$67]*[.B71]*[.$K$66]*[.$K$68]" office:value-type="float" office:value="3440.64" calcext:value-type="float">
            <text:p>3440,64</text:p>
          </table:table-cell>
          <table:table-cell table:formula="of:=[.$F$67]*[.B71]*[.$K$67]*[.$K$68]" office:value-type="float" office:value="5217.912" calcext:value-type="float">
            <text:p>5217,912</text:p>
          </table:table-cell>
          <table:table-cell table:formula="of:=[.B71]*[.$K$67]*[.$K$68]" office:value-type="float" office:value="124.236" calcext:value-type="float">
            <text:p>124,236</text:p>
          </table:table-cell>
          <table:table-cell table:number-columns-repeated="2"/>
          <table:table-cell table:style-name="ce51" table:formula="of:=SUM([.C68:.G71])" office:value-type="float" office:value="66206.712" calcext:value-type="float">
            <text:p>66206,712</text:p>
          </table:table-cell>
          <table:table-cell table:style-name="ce50"/>
          <table:table-cell table:style-name="ce51" table:formula="of:=[.J71]*2" office:value-type="float" office:value="132413.424" calcext:value-type="float">
            <text:p>132413,424</text:p>
          </table:table-cell>
          <table:table-cell table:number-columns-repeated="20"/>
        </table:table-row>
        <table:table-row table:style-name="ro1">
          <table:table-cell table:style-name="ce9" table:number-columns-repeated="7"/>
          <table:table-cell table:number-columns-repeated="2"/>
          <table:table-cell table:style-name="ce50" table:number-columns-repeated="3"/>
          <table:table-cell table:number-columns-repeated="20"/>
        </table:table-row>
        <table:table-row table:style-name="ro1">
          <table:table-cell table:style-name="ce9" table:number-columns-repeated="7"/>
          <table:table-cell table:number-columns-repeated="2"/>
          <table:table-cell table:style-name="ce9"/>
          <table:table-cell table:number-columns-repeated="22"/>
        </table:table-row>
        <table:table-row table:style-name="ro1">
          <table:table-cell table:style-name="ce9" table:number-columns-repeated="2"/>
          <table:table-cell table:style-name="ce35"/>
          <table:table-cell table:style-name="ce35" office:value-type="string" calcext:value-type="string">
            <text:p>en Mo</text:p>
          </table:table-cell>
          <table:table-cell table:style-name="ce35" office:value-type="string" calcext:value-type="string">
            <text:p>en Go</text:p>
          </table:table-cell>
          <table:table-cell table:style-name="ce35" office:value-type="string" calcext:value-type="string">
            <text:p>en To</text:p>
          </table:table-cell>
          <table:table-cell table:style-name="ce9"/>
          <table:table-cell table:number-columns-repeated="2"/>
          <table:table-cell table:style-name="ce9"/>
          <table:table-cell table:number-columns-repeated="22"/>
        </table:table-row>
        <table:table-row table:style-name="ro8">
          <table:table-cell table:style-name="ce9" table:number-columns-repeated="2"/>
          <table:table-cell table:style-name="ce35" office:value-type="string" calcext:value-type="string">
            <text:p>SOMME TOTALE</text:p>
          </table:table-cell>
          <table:table-cell table:style-name="ce35" table:formula="of:=SUM([.J47];[.L55];[.L63];[.L71])" office:value-type="float" office:value="8960749.1344" calcext:value-type="float">
            <text:p>8960749,1344</text:p>
          </table:table-cell>
          <table:table-cell table:style-name="ce35" table:formula="of:=[.D75]*0.001" office:value-type="float" office:value="8960.7491344" calcext:value-type="float">
            <text:p>8960,7491344</text:p>
          </table:table-cell>
          <table:table-cell table:style-name="ce35" table:formula="of:=[.E75]*0.001" office:value-type="float" office:value="8.9607491344" calcext:value-type="float">
            <text:p>8,9607491344</text:p>
          </table:table-cell>
          <table:table-cell table:style-name="ce9"/>
          <table:table-cell table:number-columns-repeated="2"/>
          <table:table-cell table:style-name="ce9"/>
          <table:table-cell table:number-columns-repeated="22"/>
        </table:table-row>
        <table:table-row table:style-name="ro1">
          <table:table-cell table:style-name="ce9" table:number-columns-repeated="7"/>
          <table:table-cell table:number-columns-repeated="2"/>
          <table:table-cell table:style-name="ce9"/>
          <table:table-cell table:number-columns-repeated="22"/>
        </table:table-row>
        <table:table-row table:style-name="ro1" table:number-rows-repeated="6">
          <table:table-cell table:style-name="ce11" table:number-columns-repeated="15"/>
          <table:table-cell table:style-name="Default" table:number-columns-repeated="17"/>
        </table:table-row>
        <table:table-row table:style-name="ro1">
          <table:table-cell table:style-name="ce11" table:number-columns-repeated="15"/>
          <table:table-cell table:style-name="Default"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0:30:08.365817709</meta:creation-date>
    <dc:date>2024-01-31T21:02:01.191358195</dc:date>
    <meta:editing-duration>PT3H8M49S</meta:editing-duration>
    <meta:editing-cycles>64</meta:editing-cycles>
    <meta:generator>LibreOffice/7.3.7.2$Linux_X86_64 LibreOffice_project/30$Build-2</meta:generator>
    <meta:document-statistic meta:table-count="1" meta:cell-count="403" meta:object-count="0"/>
  </office:meta>
</office:document-meta>
</file>